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4.71cm" table:align="left"/>
    </style:style>
    <style:style style:name="Tableau1.A" style:family="table-column">
      <style:table-column-properties style:column-width="4.71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0.531cm" style:rel-column-width="2047*"/>
    </style:style>
    <style:style style:name="Tableau2.f" style:family="table-column">
      <style:table-column-properties style:column-width="0.54cm" style:rel-column-width="207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531cm" style:rel-column-width="2047*"/>
    </style:style>
    <style:style style:name="Tableau3.f" style:family="table-column">
      <style:table-column-properties style:column-width="0.54cm" style:rel-column-width="2078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0.531cm" style:rel-column-width="2047*"/>
    </style:style>
    <style:style style:name="Tableau4.f" style:family="table-column">
      <style:table-column-properties style:column-width="0.54cm" style:rel-column-width="2078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officeooo:rsid="0002337b" officeooo:paragraph-rsid="0002337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048971" officeooo:paragraph-rsid="00048971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rsid="0005811e" officeooo:paragraph-rsid="0005811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rsid="00059336" officeooo:paragraph-rsid="00059336" style:font-size-asian="10pt" style:font-size-complex="10pt"/>
    </style:style>
    <style:style style:name="P5" style:family="paragraph" style:parent-style-name="Standard">
      <style:text-properties style:font-name="Arial" fo:font-size="10pt" officeooo:paragraph-rsid="00059336" style:font-size-asian="10pt" style:font-size-complex="10pt"/>
    </style:style>
    <style:style style:name="P6" style:family="paragraph" style:parent-style-name="Standard">
      <style:text-properties style:font-name="Arial" fo:font-size="10pt" officeooo:rsid="00069b2f" officeooo:paragraph-rsid="00069b2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rsid="00069b2f" officeooo:paragraph-rsid="00069b2f" style:font-size-asian="10pt" style:font-size-complex="10pt"/>
    </style:style>
    <style:style style:name="P8" style:family="paragraph" style:parent-style-name="Standard">
      <style:text-properties style:font-name="Arial" fo:font-size="10pt" officeooo:rsid="00069b2f" officeooo:paragraph-rsid="00075d03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rsid="00075d03" officeooo:paragraph-rsid="00075d03" style:font-size-asian="10pt" style:font-size-complex="10pt"/>
    </style:style>
    <style:style style:name="P10" style:family="paragraph" style:parent-style-name="Standard">
      <style:text-properties style:font-name="Arial" fo:font-size="10pt" officeooo:rsid="00075d03" officeooo:paragraph-rsid="00075d03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officeooo:rsid="00091601" officeooo:paragraph-rsid="00091601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officeooo:rsid="000a415f" officeooo:paragraph-rsid="000a415f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officeooo:rsid="000cac07" officeooo:paragraph-rsid="000cac0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48971" officeooo:paragraph-rsid="000489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59336" officeooo:paragraph-rsid="000593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59336" officeooo:paragraph-rsid="00075d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0593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075d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75d03" officeooo:paragraph-rsid="00075d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officeooo:rsid="000ed493" officeooo:paragraph-rsid="000ed493" style:font-size-asian="10pt" style:font-size-complex="10pt"/>
    </style:style>
    <style:style style:name="P23" style:family="paragraph" style:parent-style-name="Heading_20_1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02c165"/>
    </style:style>
    <style:style style:name="T2" style:family="text">
      <style:text-properties officeooo:rsid="00050ff0"/>
    </style:style>
    <style:style style:name="T3" style:family="text">
      <style:text-properties officeooo:rsid="00075d03"/>
    </style:style>
    <style:style style:name="T4" style:family="text">
      <style:text-properties officeooo:rsid="000781b0"/>
    </style:style>
    <style:style style:name="T5" style:family="text">
      <style:text-properties officeooo:rsid="000e17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Compilation</text:h>
      <text:p text:style-name="P1">&lt;code&gt; → AST/Stack interpreter → Instructions</text:p>
      <text:p text:style-name="P1"/>
      <text:h text:style-name="P23" text:outline-level="1">Modèles d’exécution</text:h>
      <text:p text:style-name="P1">CPU → Registres</text:p>
      <text:p text:style-name="P1">Interpréteurs Software → Pile (stack)</text:p>
      <text:p text:style-name="P1"/>
      <text:p text:style-name="P1">Chaque morceau de pile correspondra à une activation d’une fonction. Dans celle-ci on aura les variables locales (dont les arguments), les informations d’activation <text:span text:style-name="T1">et une pile où on exécute les instructions.</text:span>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/>
            <text:p text:style-name="P15"/>
            <text:p text:style-name="P15"/>
          </table:table-cell>
        </table:table-row>
        <table:table-row>
          <table:table-cell table:style-name="Tableau1.A2" office:value-type="string"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leau1.A2" office:value-type="string">
            <text:p text:style-name="P14">Pile d’exécution</text:p>
            <text:p text:style-name="P14"/>
            <text:p text:style-name="P14"><text:span text:style-name="T2">Données </text:span>Activation</text:p>
            <text:p text:style-name="P14"><text:s/><text:span text:style-name="T2">&gt; pile précédente</text:span></text:p>
            <text:p text:style-name="P14"><text:s/><text:span text:style-name="T2">&gt; instructions précédentes</text:span></text:p>
            <text:p text:style-name="P14"><text:s/><text:span text:style-name="T2">&gt; fonction précédente</text:span></text:p>
            <text:p text:style-name="P14"/>
            <text:p text:style-name="P14">Variables locales</text:p>
          </table:table-cell>
        </table:table-row>
        <table:table-row>
          <table:table-cell table:style-name="Tableau1.A2" office:value-type="string">
            <text:p text:style-name="P14"/>
          </table:table-cell>
        </table:table-row>
      </table:table>
      <text:p text:style-name="P2"/>
      <text:p text:style-name="P3">Lorsqu’on a une case mémoire avec une variable on ne connaît pas le type. Pour le connaître, on utilise un bit à la fin de la case mémoire.</text:p>
      <text:p text:style-name="P3"/>
      <text:p text:style-name="P4">L’adresse rendue par malloc terminera toujours par 000 → Cela nous permet d’avoir quelques bit de fin pour encoder les types.</text:p>
      <text:p text:style-name="P4"/>
      <text:p text:style-name="P4">32 bits - Entier</text:p>
      <table:table table:name="Tableau2" table:style-name="Tableau2">
        <table:table-column table:style-name="Tableau2.A" table:number-columns-repeated="31"/>
        <table:table-column table:style-name="Tableau2.f"/>
        <table:table-row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f1" office:value-type="string">
            <text:p text:style-name="P16">1</text:p>
          </table:table-cell>
        </table:table-row>
      </table:table>
      <text:p text:style-name="P4"/>
      <text:p text:style-name="P4">32 bits - Objet</text:p>
      <table:table table:name="Tableau3" table:style-name="Tableau3">
        <table:table-column table:style-name="Tableau3.A" table:number-columns-repeated="31"/>
        <table:table-column table:style-name="Tableau3.f"/>
        <table:table-row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21">1</text:p>
          </table:table-cell>
          <table:table-cell table:style-name="Tableau3.f1" office:value-type="string">
            <text:p text:style-name="P16">0</text:p>
          </table:table-cell>
        </table:table-row>
      </table:table>
      <text:p text:style-name="P5"/>
      <text:p text:style-name="P10">32 bit – Référence sur le tas</text:p>
      <table:table table:name="Tableau4" table:style-name="Tableau4">
        <table:table-column table:style-name="Tableau4.A" table:number-columns-repeated="31"/>
        <table:table-column table:style-name="Tableau4.f"/>
        <table:table-row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1">0</text:p>
          </table:table-cell>
          <table:table-cell table:style-name="Tableau4.f1" office:value-type="string">
            <text:p text:style-name="P17">0</text:p>
          </table:table-cell>
        </table:table-row>
      </table:table>
      <text:p text:style-name="P8"/>
      <text:p text:style-name="P8">On va utiliser les dictionnaires pour stocker les noms des instructions.</text:p>
      <text:p text:style-name="P6"/>
      <text:p text:style-name="P7">Pour encoder les small int sur ce modèle, on doit décaler l’int de 1 vers la gauche (multiplier par 2) et rajouter 1, donc on stockera 2*x + 1. <text:span text:style-name="T3">Dans le TP, « tag value » est une valeur déjà encodée.</text:span></text:p>
      <text:p text:style-name="P7"/>
      <text:p text:style-name="P9">print(3) </text:p>
      <text:p text:style-name="P9"/>
      <text:p text:style-name="P9">CONST 7</text:p>
      <text:p text:style-name="P9">PRINT</text:p>
      <text:p text:style-name="P9">CONST UNDEFINED</text:p>
      <text:p text:style-name="P9">RET</text:p>
      <text:p text:style-name="P9"/>
      <text:p text:style-name="P9">Undefined est encodé comme un objet dans le dictionnaire. <text:span text:style-name="T4">Ret va renvoyer la dernière valeur présente dans la pile.</text:span></text:p>
      <text:p text:style-name="P11"><text:soft-page-break/>- pc/ip → program counter/instruction pointer (instruction qu’on va exécuter)</text:p>
      <text:p text:style-name="P11">- sp → stack pointer (où se trouve mon sommet de pile)</text:p>
      <text:p text:style-name="P11">- bp/fp → base pointer/frame pointer (emplacement de la première variable locale)</text:p>
      <text:p text:style-name="P11"/>
      <text:p text:style-name="P11">On peut ne plus avoir assez de place sur la pile pour sauvegarder notre nouvelle appel de fonction : en Javascript on doit le savoir et renvoyer un StackOverFlow.</text:p>
      <text:p text:style-name="P11"/>
      <text:p text:style-name="P12">Dans les appels de fonction en Javascript on envoie « this », donc UNDEFINED.</text:p>
      <text:p text:style-name="P12">Funcall demande en paramètre le nombre d’arguments.</text:p>
      <text:p text:style-name="P12"/>
      <text:p text:style-name="P13">Exercice 1 – Stack Interpreter</text:p>
      <text:p text:style-name="P13"/>
      <text:p text:style-name="P13">1.</text:p>
      <text:p text:style-name="P13">Code → </text:p>
      <text:p text:style-name="P13">Dictionary → Table de hachage avec toutes nos variables globales (var)</text:p>
      <text:p text:style-name="P13">Instructions → La liste des instructions exécutables sous forme de champs et une fonction d’affichage pour le stack trace.</text:p>
      <text:p text:style-name="P13">TagValues → Les fonctions liées à l’encodage / décodage des variables.</text:p>
      <text:p text:style-name="P13">StackInterpreter → Code liée aux instructions données dans Instructions</text:p>
      <text:p text:style-name="P13"/>
      <text:p text:style-name="P13">2.</text:p>
      <text:p text:style-name="P13">CONST, encodeDictObject(« hello », dict) ,</text:p>
      <text:p text:style-name="P13">RET</text:p>
      <text:p text:style-name="P13"/>
      <text:p text:style-name="P13">Retourne l’objet « hello » <text:span text:style-name="T5">qui a été poussé à la pile au préalable.</text:span></text:p>
      <text:p text:style-name="P13"/>
      <text:p text:style-name="P22">3.</text:p>
      <text:p text:style-name="P22">encodeDictObject va tenir en compte que l’objet est déplacé de deux bits vers la gauche (et on rajoute 2) car il termine en 1 0</text:p>
      <text:p text:style-name="P22">encodeSmallInt va tenir en compte que l’entier est déplacé d’un bit vers la gauche (et on rajoute 1) car il termine en 1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08:49:44.710469931</meta:creation-date>
    <dc:date>2020-09-28T16:12:41.622260205</dc:date>
    <meta:editing-duration>PT3H46M41S</meta:editing-duration>
    <meta:editing-cycles>14</meta:editing-cycles>
    <meta:generator>LibreOffice/6.1.5.2$Linux_X86_64 LibreOffice_project/10$Build-2</meta:generator>
    <meta:document-statistic meta:table-count="4" meta:image-count="0" meta:object-count="0" meta:page-count="2" meta:paragraph-count="50" meta:word-count="421" meta:character-count="2443" meta:non-whitespace-character-count="2065"/>
  </office:meta>
</office:document-meta>
</file>